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normal" officeooo:rsid="00133a07" officeooo:paragraph-rsid="001e11c6" style:font-size-asian="14pt" style:font-weight-asian="normal" style:font-size-complex="14pt" style:font-weight-complex="normal"/>
    </style:style>
    <style:style style:name="P2" style:family="paragraph" style:parent-style-name="Standard">
      <style:text-properties fo:font-size="14pt" officeooo:rsid="000e607e" officeooo:paragraph-rsid="001e11c6" style:font-size-asian="14pt" style:font-size-complex="14pt"/>
    </style:style>
    <style:style style:name="P3" style:family="paragraph" style:parent-style-name="Standard">
      <style:text-properties fo:font-size="14pt" officeooo:paragraph-rsid="001e11c6" style:font-size-asian="14pt" style:font-size-complex="14pt"/>
    </style:style>
    <style:style style:name="P4" style:family="paragraph" style:parent-style-name="Standard">
      <style:text-properties officeooo:rsid="00103b05" officeooo:paragraph-rsid="001e11c6"/>
    </style:style>
    <style:style style:name="P5" style:family="paragraph" style:parent-style-name="Standard">
      <style:text-properties officeooo:rsid="000e607e" officeooo:paragraph-rsid="001e11c6"/>
    </style:style>
    <style:style style:name="P6" style:family="paragraph" style:parent-style-name="Standard">
      <style:text-properties officeooo:paragraph-rsid="001e11c6"/>
    </style:style>
    <style:style style:name="P7" style:family="paragraph" style:parent-style-name="Standard">
      <style:text-properties style:use-window-font-color="true" loext:opacity="0%" fo:font-size="14pt" fo:font-weight="normal" officeooo:rsid="00103b05" officeooo:paragraph-rsid="001e11c6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use-window-font-color="true" loext:opacity="0%" fo:font-size="14pt" fo:font-weight="normal" officeooo:rsid="001e11c6" officeooo:paragraph-rsid="001e11c6" fo:background-color="transparent" style:font-size-asian="12.25pt" style:font-weight-asian="normal" style:font-size-complex="14pt" style:font-weight-complex="normal"/>
    </style:style>
    <style:style style:name="P9" style:family="paragraph" style:parent-style-name="Standard">
      <style:text-properties style:use-window-font-color="true" loext:opacity="0%" style:font-name="Droid Sans Mono" fo:font-size="10.5pt" fo:font-weight="normal" officeooo:rsid="001e11c6" officeooo:paragraph-rsid="001e11c6" fo:background-color="transparent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margin-left="0cm" fo:margin-right="0cm" style:line-height-at-least="0.503cm" fo:text-indent="0cm" style:auto-text-indent="false"/>
      <style:text-properties style:use-window-font-color="true" loext:opacity="0%" style:font-name="Droid Sans Mono" fo:font-size="10.5pt" fo:font-weight="normal" fo:background-color="transparent"/>
    </style:style>
    <style:style style:name="P11" style:family="paragraph" style:parent-style-name="Standard">
      <style:paragraph-properties style:line-height-at-least="0.503cm"/>
      <style:text-properties style:use-window-font-color="true" loext:opacity="0%" style:font-name="Droid Sans Mono" fo:font-size="10.5pt" fo:font-weight="normal" fo:background-color="transparent"/>
    </style:style>
    <style:style style:name="P12" style:family="paragraph" style:parent-style-name="Standard">
      <style:paragraph-properties style:line-height-at-least="0.503cm"/>
      <style:text-properties style:use-window-font-color="true" loext:opacity="0%" fo:background-color="transparent"/>
    </style:style>
    <style:style style:name="P13" style:family="paragraph" style:parent-style-name="Standard">
      <style:text-properties fo:font-size="16pt" fo:font-weight="bold" officeooo:rsid="001e11c6" officeooo:paragraph-rsid="001e11c6" style:font-size-asian="16pt" style:font-weight-asian="bold" style:font-size-complex="16pt" style:font-weight-complex="bold"/>
    </style:style>
    <style:style style:name="T1" style:family="text">
      <style:text-properties officeooo:rsid="0013e352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normal" officeooo:rsid="0011225b" style:font-size-asian="14pt" style:font-weight-asian="normal" style:font-size-complex="14pt" style:font-weight-complex="normal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officeooo:rsid="0011225b" style:font-size-asian="16pt" style:font-size-complex="16pt"/>
    </style:style>
    <style:style style:name="T6" style:family="text">
      <style:text-properties fo:font-size="16pt" officeooo:rsid="000518b5" style:font-size-asian="16pt" style:font-size-complex="16pt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16pt" fo:font-weight="bold" officeooo:rsid="0011225b" style:font-size-asian="16pt" style:font-weight-asian="bold" style:font-size-complex="16pt" style:font-weight-complex="bold"/>
    </style:style>
    <style:style style:name="T9" style:family="text">
      <style:text-properties fo:font-size="16pt" fo:font-weight="bold" officeooo:rsid="001e11c6" style:font-size-asian="16pt" style:font-weight-asian="bold" style:font-size-complex="16pt" style:font-weight-complex="bold"/>
    </style:style>
    <style:style style:name="T10" style:family="text">
      <style:text-properties fo:font-size="16pt" fo:font-weight="bold" officeooo:rsid="000518b5" style:font-size-asian="16pt" style:font-weight-asian="bold" style:font-size-complex="16pt" style:font-weight-complex="bold"/>
    </style:style>
    <style:style style:name="T11" style:family="text">
      <style:text-properties officeooo:rsid="0011225b"/>
    </style:style>
    <style:style style:name="T12" style:family="text">
      <style:text-properties officeooo:rsid="000518b5"/>
    </style:style>
    <style:style style:name="T13" style:family="text">
      <style:text-properties fo:color="#98c379" loext:opacity="100%"/>
    </style:style>
    <style:style style:name="T14" style:family="text">
      <style:text-properties fo:color="#98c379" loext:opacity="100%" style:font-name="Droid Sans Mono" fo:font-size="10.5pt" fo:background-color="#0d1016" loext:char-shading-value="0"/>
    </style:style>
    <style:style style:name="T15" style:family="text">
      <style:text-properties fo:color="#98c379" loext:opacity="100%" style:font-name="Droid Sans Mono" fo:font-size="10.5pt" fo:background-color="transparent" loext:char-shading-value="0"/>
    </style:style>
    <style:style style:name="T16" style:family="text">
      <style:text-properties fo:color="#98c379" loext:opacity="100%" style:font-name="Droid Sans Mono" fo:font-size="10.5pt" fo:background-color="transparent" loext:char-shading-value="0"/>
    </style:style>
    <style:style style:name="T17" style:family="text">
      <style:text-properties fo:color="#98c379" loext:opacity="100%" style:font-name="Droid Sans Mono" fo:font-size="10.5pt" fo:font-weight="normal" officeooo:rsid="0011225b" fo:background-color="#0d1016" loext:char-shading-value="0" style:font-weight-asian="normal" style:font-weight-complex="normal"/>
    </style:style>
    <style:style style:name="T18" style:family="text">
      <style:text-properties fo:color="#98c379" loext:opacity="100%" style:font-name="Droid Sans Mono" fo:background-color="transparent" loext:char-shading-value="0" style:font-size-asian="14pt" style:font-size-complex="14pt"/>
    </style:style>
    <style:style style:name="T19" style:family="text">
      <style:text-properties fo:color="#98c379" loext:opacity="100%" style:font-name="Droid Sans Mono" fo:font-size="12pt" fo:background-color="transparent" loext:char-shading-value="0" style:font-size-asian="12pt" style:font-size-complex="12pt"/>
    </style:style>
    <style:style style:name="T20" style:family="text">
      <style:text-properties fo:color="#98c379" loext:opacity="100%" style:font-name="Droid Sans Mono" fo:font-size="14pt" fo:font-weight="normal" fo:background-color="transparent" loext:char-shading-value="0" style:font-size-asian="14pt" style:font-size-complex="14pt"/>
    </style:style>
    <style:style style:name="T21" style:family="text">
      <style:text-properties officeooo:rsid="0011225b" style:font-size-asian="14pt" style:font-weight-asian="normal" style:font-size-complex="14pt" style:font-weight-complex="normal"/>
    </style:style>
    <style:style style:name="T22" style:family="text">
      <style:text-properties fo:font-weight="normal" officeooo:rsid="0011225b" style:font-weight-asian="normal" style:font-weight-complex="normal"/>
    </style:style>
    <style:style style:name="T23" style:family="text">
      <style:text-properties fo:font-style="italic"/>
    </style:style>
    <style:style style:name="T24" style:family="text">
      <style:text-properties fo:font-weight="bold"/>
    </style:style>
    <style:style style:name="T25" style:family="text">
      <style:text-properties fo:color="#c678dd" loext:opacity="100%"/>
    </style:style>
    <style:style style:name="T26" style:family="text">
      <style:text-properties fo:color="#61afef" loext:opacity="100%" fo:font-weight="bold"/>
    </style:style>
    <style:style style:name="T27" style:family="text">
      <style:text-properties fo:color="#e06c75" loext:opacity="100%"/>
    </style:style>
    <style:style style:name="T28" style:family="text">
      <style:text-properties fo:color="#e06c75" loext:opacity="100%" fo:font-style="italic"/>
    </style:style>
    <style:style style:name="T29" style:family="text">
      <style:text-properties fo:color="#e5c07b" loext:opacity="100%"/>
    </style:style>
    <style:style style:name="T30" style:family="text">
      <style:text-properties fo:color="#56b6c2" loext:opacity="100%"/>
    </style:style>
    <style:style style:name="T31" style:family="text">
      <style:text-properties fo:color="#abb2bf" loext:opacity="100%"/>
    </style:style>
    <style:style style:name="T32" style:family="text">
      <style:text-properties fo:color="#d19a66" loext:opacity="100%"/>
    </style:style>
    <style:style style:name="T33" style:family="text">
      <style:text-properties officeooo:rsid="001e90e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Новиченко Андрей 2МО РБД-1<text:line-break/>Лабораторная работа № <text:span text:style-name="T33">5</text:span>. <text:span text:style-name="T1">Вариант </text:span><text:span text:style-name="T33">44</text:span></text:p>
      <text:p text:style-name="P2"/>
      <text:p text:style-name="P4"><text:span text:style-name="T2">Проект с программами для работорных работ доступен в публичном репозитории на Github </text:span><text:a xlink:type="simple" xlink:href="https://github.com/anovicenko74/TALT" text:style-name="Internet_20_link" text:visited-style-name="Visited_20_Internet_20_Link"><text:span text:style-name="T2">https://github.com/anovicenko74/TALT</text:span></text:a></text:p>
      <text:p text:style-name="P5"/>
      <text:p text:style-name="P4"><text:span text:style-name="T7">Пример вывода </text:span><text:span text:style-name="T8">(ф</text:span><text:span text:style-name="T7">айл </text:span><text:span text:style-name="T9">5.1</text:span><text:span text:style-name="T7">.js</text:span><text:span text:style-name="T8">)</text:span></text:p>
      <text:p text:style-name="P3"><text:span text:style-name="T22">Входная строка: </text:span>3 add 5 mul 8 div 2 mod 6</text:p>
      <text:p text:style-name="P3">RPN: 3 5 8 mul 2 div 6 mod add</text:p>
      <text:p text:style-name="P3">Result: 5</text:p>
      <text:p text:style-name="P7"/>
      <text:p text:style-name="P6"><text:span text:style-name="T3">Входная строка: </text:span><text:span text:style-name="T2">(3 add 10) mul 10 div 2 mod 9</text:span></text:p>
      <text:p text:style-name="P1">RPN: 3 10 add 10 mul 2 div 9 mod</text:p>
      <text:p text:style-name="P1">Result: 2</text:p>
      <text:p text:style-name="P1"/>
      <text:p text:style-name="P13">Исходный код</text:p>
      <text:p text:style-name="P13">Файл 5.1.js</text:p>
      <text:p text:style-name="P9">function <text:span text:style-name="T24">infixToRPN</text:span>(<text:span text:style-name="T23">expression</text:span>) {</text:p>
      <text:p text:style-name="P10">const precedence = {</text:p>
      <text:p text:style-name="P10">'add': 1,</text:p>
      <text:p text:style-name="P10">'sub': 1,</text:p>
      <text:p text:style-name="P10">'mul': 2,</text:p>
      <text:p text:style-name="P10">'div': 2,</text:p>
      <text:p text:style-name="P10">'mod': 2</text:p>
      <text:p text:style-name="P10">};</text:p>
      <text:p text:style-name="P12"/>
      <text:p text:style-name="P10">const <text:span text:style-name="T24">isOperator</text:span> = (<text:span text:style-name="T23">token</text:span>) =&gt; ['add', 'sub', 'mul', 'div', 'mod'].<text:span text:style-name="T24">includes</text:span>(token);</text:p>
      <text:p text:style-name="P10">const output = [];</text:p>
      <text:p text:style-name="P10">const operators = [];</text:p>
      <text:p text:style-name="P12"/>
      <text:p text:style-name="P10">const tokens = expression.<text:span text:style-name="T24">match</text:span>(/\d+|add|sub|mul|div|mod|\(|\)/g);</text:p>
      <text:p text:style-name="P12"/>
      <text:p text:style-name="P10">for (const token of tokens) {</text:p>
      <text:p text:style-name="P10">if (!<text:span text:style-name="T24">isNaN</text:span>(token)) {</text:p>
      <text:p text:style-name="P10">output.<text:span text:style-name="T24">push</text:span>(token);</text:p>
      <text:p text:style-name="P10">} else if (<text:span text:style-name="T24">isOperator</text:span>(token)) {</text:p>
      <text:p text:style-name="P10">while (operators.length &amp;&amp; <text:span text:style-name="T24">isOperator</text:span>(operators[operators.length - 1]) &amp;&amp;</text:p>
      <text:p text:style-name="P10">precedence[operators[operators.length - 1]] &gt;= precedence[token]) {</text:p>
      <text:p text:style-name="P10">output.<text:span text:style-name="T24">push</text:span>(operators.<text:span text:style-name="T24">pop</text:span>());</text:p>
      <text:p text:style-name="P10">}</text:p>
      <text:p text:style-name="P10">operators.<text:span text:style-name="T24">push</text:span>(token);</text:p>
      <text:p text:style-name="P10">} else if (token === '(') {</text:p>
      <text:p text:style-name="P10">operators.<text:span text:style-name="T24">push</text:span>(token);</text:p>
      <text:p text:style-name="P10">} else if (token === ')') {</text:p>
      <text:p text:style-name="P10">while (operators.length &amp;&amp; operators[operators.length - 1] !== '(') {</text:p>
      <text:p text:style-name="P10">output.<text:span text:style-name="T24">push</text:span>(operators.<text:span text:style-name="T24">pop</text:span>());</text:p>
      <text:p text:style-name="P10">}</text:p>
      <text:p text:style-name="P10">operators.<text:span text:style-name="T24">pop</text:span>();</text:p>
      <text:p text:style-name="P10"><text:soft-page-break/>}</text:p>
      <text:p text:style-name="P10">}</text:p>
      <text:p text:style-name="P12"/>
      <text:p text:style-name="P10">while (operators.length) {</text:p>
      <text:p text:style-name="P10">output.<text:span text:style-name="T24">push</text:span>(operators.<text:span text:style-name="T24">pop</text:span>());</text:p>
      <text:p text:style-name="P10">}</text:p>
      <text:p text:style-name="P12"/>
      <text:p text:style-name="P10">return output;</text:p>
      <text:p text:style-name="P10">}</text:p>
      <text:p text:style-name="P12"/>
      <text:p text:style-name="P10">function <text:span text:style-name="T24">evaluateRPN</text:span>(<text:span text:style-name="T23">rpn</text:span>) {</text:p>
      <text:p text:style-name="P10">const stack = [];</text:p>
      <text:p text:style-name="P12"/>
      <text:p text:style-name="P10">for (const token of rpn) {</text:p>
      <text:p text:style-name="P10">if (!<text:span text:style-name="T24">isNaN</text:span>(token)) {</text:p>
      <text:p text:style-name="P10">stack.<text:span text:style-name="T24">push</text:span>(<text:span text:style-name="T24">Number</text:span>(token));</text:p>
      <text:p text:style-name="P10">} else {</text:p>
      <text:p text:style-name="P10">const b = stack.<text:span text:style-name="T24">pop</text:span>();</text:p>
      <text:p text:style-name="P10">const a = stack.<text:span text:style-name="T24">pop</text:span>();</text:p>
      <text:p text:style-name="P10">switch (token) {</text:p>
      <text:p text:style-name="P10">case 'add':</text:p>
      <text:p text:style-name="P10">stack.<text:span text:style-name="T24">push</text:span>(a + b);</text:p>
      <text:p text:style-name="P10">break;</text:p>
      <text:p text:style-name="P10">case 'sub':</text:p>
      <text:p text:style-name="P10">stack.<text:span text:style-name="T24">push</text:span>(a - b);</text:p>
      <text:p text:style-name="P10">break;</text:p>
      <text:p text:style-name="P10">case 'mul':</text:p>
      <text:p text:style-name="P10">stack.<text:span text:style-name="T24">push</text:span>(a * b);</text:p>
      <text:p text:style-name="P10">break;</text:p>
      <text:p text:style-name="P10">case 'div':</text:p>
      <text:p text:style-name="P10">stack.<text:span text:style-name="T24">push</text:span>(Math.<text:span text:style-name="T24">floor</text:span>(a / b));</text:p>
      <text:p text:style-name="P10">break;</text:p>
      <text:p text:style-name="P10">case 'mod':</text:p>
      <text:p text:style-name="P10">stack.<text:span text:style-name="T24">push</text:span>(a % b);</text:p>
      <text:p text:style-name="P10">break;</text:p>
      <text:p text:style-name="P10">}</text:p>
      <text:p text:style-name="P10">}</text:p>
      <text:p text:style-name="P10">}</text:p>
      <text:p text:style-name="P12"/>
      <text:p text:style-name="P10">return stack[0];</text:p>
      <text:p text:style-name="P10">}</text:p>
      <text:p text:style-name="P12"/>
      <text:p text:style-name="P10">const expression = "(3 add 10) mul 10 div 2 mod 9";</text:p>
      <text:p text:style-name="P10">const rpn = <text:span text:style-name="T24">infixToRPN</text:span>(expression);</text:p>
      <text:p text:style-name="P10">console.<text:span text:style-name="T24">log</text:span>("RPN:", rpn.<text:span text:style-name="T24">join</text:span>(' '));</text:p>
      <text:p text:style-name="P10">const result = <text:span text:style-name="T24">evaluateRPN</text:span>(rpn);</text:p>
      <text:p text:style-name="P10">console.<text:span text:style-name="T24">log</text:span>("Result:", result);</text:p>
      <text:p text:style-name="P11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4T21:32:36.915556015</meta:creation-date>
    <dc:date>2025-02-04T22:07:47.878216006</dc:date>
    <meta:editing-duration>PT18M16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2" meta:paragraph-count="80" meta:word-count="277" meta:character-count="1815" meta:non-whitespace-character-count="1618"/>
  </office:meta>
</office:document-meta>
</file>